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liberation mono', 'courier new', monospace"/>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8"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9" style:family="paragraph" style:parent-style-name="Standard">
      <style:paragraph-properties fo:text-align="justify" style:justify-single-word="false"/>
      <style:text-properties fo:font-weight="bold" officeooo:rsid="005b9fcb" officeooo:paragraph-rsid="005b9fcb" style:font-weight-asian="bold" style:font-weight-complex="bold"/>
    </style:style>
    <style:style style:name="P10" style:family="paragraph" style:parent-style-name="Standard">
      <style:paragraph-properties fo:text-align="justify" style:justify-single-word="false"/>
      <style:text-properties officeooo:rsid="0023b89e" officeooo:paragraph-rsid="00251008"/>
    </style:style>
    <style:style style:name="P11" style:family="paragraph" style:parent-style-name="Standard">
      <style:paragraph-properties fo:text-align="justify" style:justify-single-word="false"/>
      <style:text-properties officeooo:rsid="0023b89e" officeooo:paragraph-rsid="0023b89e"/>
    </style:style>
    <style:style style:name="P12" style:family="paragraph" style:parent-style-name="Standard">
      <style:paragraph-properties fo:text-align="justify" style:justify-single-word="false"/>
      <style:text-properties officeooo:rsid="0026f3cd" officeooo:paragraph-rsid="0026f3cd"/>
    </style:style>
    <style:style style:name="P13" style:family="paragraph" style:parent-style-name="Standard">
      <style:paragraph-properties fo:text-align="justify" style:justify-single-word="false"/>
      <style:text-properties officeooo:rsid="0027a369" officeooo:paragraph-rsid="0027a369"/>
    </style:style>
    <style:style style:name="P14" style:family="paragraph" style:parent-style-name="Standard">
      <style:paragraph-properties fo:text-align="justify" style:justify-single-word="false"/>
      <style:text-properties officeooo:rsid="00284282" officeooo:paragraph-rsid="00284282"/>
    </style:style>
    <style:style style:name="P15" style:family="paragraph" style:parent-style-name="Standard">
      <style:paragraph-properties fo:text-align="justify" style:justify-single-word="false"/>
      <style:text-properties officeooo:rsid="00293ddc" officeooo:paragraph-rsid="00293ddc"/>
    </style:style>
    <style:style style:name="P16" style:family="paragraph" style:parent-style-name="Standard">
      <style:paragraph-properties fo:text-align="justify" style:justify-single-word="false"/>
      <style:text-properties officeooo:rsid="00293ddc" officeooo:paragraph-rsid="00294bbc"/>
    </style:style>
    <style:style style:name="P17" style:family="paragraph" style:parent-style-name="Standard">
      <style:paragraph-properties fo:text-align="justify" style:justify-single-word="false"/>
      <style:text-properties officeooo:rsid="00294bbc" officeooo:paragraph-rsid="00294bbc"/>
    </style:style>
    <style:style style:name="P18" style:family="paragraph" style:parent-style-name="Standard">
      <style:paragraph-properties fo:text-align="justify" style:justify-single-word="false"/>
      <style:text-properties officeooo:rsid="0029f862" officeooo:paragraph-rsid="0029f862"/>
    </style:style>
    <style:style style:name="P19" style:family="paragraph" style:parent-style-name="Standard">
      <style:paragraph-properties fo:text-align="start" style:justify-single-word="false"/>
      <style:text-properties officeooo:rsid="0029f862" officeooo:paragraph-rsid="002b5c62"/>
    </style:style>
    <style:style style:name="P20" style:family="paragraph" style:parent-style-name="Standard">
      <style:paragraph-properties fo:text-align="justify" style:justify-single-word="false"/>
      <style:text-properties officeooo:rsid="002b96fd" officeooo:paragraph-rsid="002b96fd"/>
    </style:style>
    <style:style style:name="P21"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30"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31"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32" style:family="paragraph" style:parent-style-name="Standard">
      <style:paragraph-properties fo:text-align="justify" style:justify-single-word="false"/>
      <style:text-properties fo:font-style="italic" fo:font-weight="normal" officeooo:rsid="00527bef" officeooo:paragraph-rsid="00527bef" style:font-style-asian="italic" style:font-style-complex="italic"/>
    </style:style>
    <style:style style:name="P33"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b590d" officeooo:paragraph-rsid="003b590d"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3b590d" officeooo:paragraph-rsid="0044d50a"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9949c" officeooo:paragraph-rsid="0049949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e0832" officeooo:paragraph-rsid="005914fd"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e0832" officeooo:paragraph-rsid="004e0832"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a6cb7" officeooo:paragraph-rsid="004e0832"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554ee" officeooo:paragraph-rsid="005ea21a" style:font-style-asian="normal" style:font-weight-asian="normal" style:font-style-complex="normal" style:font-weight-complex="normal"/>
    </style:style>
    <style:style style:name="P45" style:family="paragraph" style:parent-style-name="Standard">
      <style:text-properties fo:font-style="normal" fo:font-weight="bold"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paragraph-rsid="003b590d"/>
    </style:style>
    <style:style style:name="P48" style:family="paragraph" style:parent-style-name="Standard">
      <style:paragraph-properties fo:text-align="justify" style:justify-single-word="false"/>
      <style:text-properties officeooo:paragraph-rsid="0055701f"/>
    </style:style>
    <style:style style:name="P49" style:family="paragraph" style:parent-style-name="Standard">
      <style:paragraph-properties fo:text-align="justify" style:justify-single-word="false"/>
      <style:text-properties officeooo:paragraph-rsid="006192bb"/>
    </style:style>
    <style:style style:name="P50" style:family="paragraph" style:parent-style-name="Standard">
      <style:paragraph-properties fo:text-align="justify" style:justify-single-word="false"/>
      <style:text-properties officeooo:paragraph-rsid="003e29af"/>
    </style:style>
    <style:style style:name="P51"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52"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53"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54"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55"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56" style:family="paragraph" style:parent-style-name="Standard">
      <style:paragraph-properties fo:text-align="justify" style:justify-single-word="false"/>
      <style:text-properties fo:font-variant="normal" fo:text-transform="none" fo:color="#242424"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3e29af" officeooo:paragraph-rsid="003e29af" style:font-style-asian="italic" style:font-style-complex="italic"/>
    </style:style>
    <style:style style:name="P60"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paragraph-rsid="006192bb"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officeooo:rsid="006136de" officeooo:paragraph-rsid="006136de"/>
    </style:style>
    <style:style style:name="P63"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64" style:family="paragraph" style:parent-style-name="Text_20_body">
      <style:paragraph-properties fo:text-align="start" style:justify-single-word="false"/>
      <style:text-properties officeooo:paragraph-rsid="0055701f"/>
    </style:style>
    <style:style style:name="P65" style:family="paragraph" style:parent-style-name="Text_20_body">
      <style:paragraph-properties fo:text-align="start" style:justify-single-word="false"/>
      <style:text-properties fo:font-weight="bold" officeooo:rsid="005b9fcb" officeooo:paragraph-rsid="005b9fcb" style:font-weight-asian="bold" style:font-weight-complex="bold"/>
    </style:style>
    <style:style style:name="P66" style:family="paragraph" style:parent-style-name="Text_20_body">
      <style:paragraph-properties fo:text-align="start" style:justify-single-word="false"/>
      <style:text-properties fo:font-style="normal" fo:font-weight="bold" officeooo:rsid="005554ee" officeooo:paragraph-rsid="005b9fcb" style:font-style-asian="normal" style:font-weight-asian="bold" style:font-style-complex="normal" style:font-weight-complex="bold"/>
    </style:style>
    <style:style style:name="P67"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68"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69"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70" style:family="paragraph" style:parent-style-name="Text_20_body">
      <style:paragraph-properties style:writing-mode="lr-tb"/>
    </style:style>
    <style:style style:name="P71"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officeooo:rsid="005554ee"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ab760" style:font-style-asian="normal" style:font-weight-asian="normal" style:font-style-complex="normal" style:font-weight-complex="normal"/>
    </style:style>
    <style:style style:name="T38" style:family="text">
      <style:text-properties fo:font-style="normal" fo:font-weight="normal" officeooo:rsid="003b590d" style:font-style-asian="normal" style:font-weight-asian="normal" style:font-style-complex="normal" style:font-weight-complex="normal"/>
    </style:style>
    <style:style style:name="T39" style:family="text">
      <style:text-properties fo:font-style="normal" fo:font-weight="normal" officeooo:rsid="003c72f9" style:font-style-asian="normal" style:font-weight-asian="normal" style:font-style-complex="normal" style:font-weight-complex="normal"/>
    </style:style>
    <style:style style:name="T40" style:family="text">
      <style:text-properties fo:font-style="normal" fo:font-weight="normal" officeooo:rsid="004a0ae2" style:font-style-asian="normal" style:font-weight-asian="normal" style:font-style-complex="normal" style:font-weight-complex="normal"/>
    </style:style>
    <style:style style:name="T41" style:family="text">
      <style:text-properties fo:font-style="normal" fo:font-weight="normal" officeooo:rsid="004e0832" style:font-style-asian="normal" style:font-weight-asian="normal" style:font-style-complex="normal" style:font-weight-complex="normal"/>
    </style:style>
    <style:style style:name="T42" style:family="text">
      <style:text-properties fo:font-style="normal" fo:font-weight="normal" officeooo:rsid="0055701f" style:font-style-asian="normal" style:font-weight-asian="normal" style:font-style-complex="normal" style:font-weight-complex="normal"/>
    </style:style>
    <style:style style:name="T43" style:family="text">
      <style:text-properties fo:font-style="normal" fo:font-weight="normal" officeooo:rsid="005554ee" style:font-style-asian="normal" style:font-weight-asian="normal" style:font-style-complex="normal" style:font-weight-complex="normal"/>
    </style:style>
    <style:style style:name="T44" style:family="text">
      <style:text-properties fo:font-style="normal" fo:font-weight="normal" officeooo:rsid="005b9fcb" style:font-style-asian="normal" style:font-weight-asian="normal" style:font-style-complex="normal" style:font-weight-complex="normal"/>
    </style:style>
    <style:style style:name="T45" style:family="text">
      <style:text-properties fo:font-style="normal" fo:font-weight="normal" officeooo:rsid="006192bb" style:font-style-asian="normal" style:font-weight-asian="normal" style:font-style-complex="normal" style:font-weight-complex="normal"/>
    </style:style>
    <style:style style:name="T46" style:family="text">
      <style:text-properties fo:font-style="normal" fo:font-weight="bold" officeooo:rsid="003b590d" style:font-style-asian="normal" style:font-weight-asian="bold" style:font-style-complex="normal" style:font-weight-complex="bold"/>
    </style:style>
    <style:style style:name="T47" style:family="text">
      <style:text-properties officeooo:rsid="0023b89e"/>
    </style:style>
    <style:style style:name="T48" style:family="text">
      <style:text-properties officeooo:rsid="00251008"/>
    </style:style>
    <style:style style:name="T49"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0"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1"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2" style:family="text">
      <style:text-properties fo:font-variant="normal" fo:text-transform="none" fo:color="#000000" style:font-name="Liberation Serif" fo:font-size="12pt" fo:letter-spacing="normal" fo:font-style="normal" style:font-size-asian="12pt" style:font-size-complex="12pt"/>
    </style:style>
    <style:style style:name="T53"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54"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55"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56" style:family="text">
      <style:text-properties fo:font-variant="normal" fo:text-transform="none" fo:color="#242424" style:font-name="apple-system" fo:font-size="10.5pt" fo:letter-spacing="normal"/>
    </style:style>
    <style:style style:name="T57" style:family="text">
      <style:text-properties fo:font-variant="normal" fo:text-transform="none" fo:color="#242424" style:font-name="apple-system" fo:font-size="10.5pt" fo:letter-spacing="normal" officeooo:rsid="0037df03"/>
    </style:style>
    <style:style style:name="T58" style:family="text">
      <style:text-properties fo:font-variant="normal" fo:text-transform="none" fo:color="#242424" style:font-name="apple-system" fo:font-size="10.5pt" fo:letter-spacing="normal" officeooo:rsid="00393f23"/>
    </style:style>
    <style:style style:name="T59" style:family="text">
      <style:text-properties fo:font-variant="normal" fo:text-transform="none" fo:color="#242424" style:font-name="apple-system" fo:font-size="10.5pt" fo:letter-spacing="normal" officeooo:rsid="00400b04"/>
    </style:style>
    <style:style style:name="T60" style:family="text">
      <style:text-properties fo:font-variant="normal" fo:text-transform="none" fo:color="#242424" style:font-name="apple-system" fo:font-size="10.5pt" fo:letter-spacing="normal" fo:font-weight="bold" style:font-weight-asian="bold" style:font-weight-complex="bold"/>
    </style:style>
    <style:style style:name="T61" style:family="text">
      <style:text-properties fo:font-variant="normal" fo:text-transform="none" fo:color="#242424" style:font-name="apple-system" fo:font-size="10.5pt" fo:letter-spacing="normal" fo:font-weight="bold" officeooo:rsid="00519771" style:font-weight-asian="bold" style:font-weight-complex="bold"/>
    </style:style>
    <style:style style:name="T62" style:family="text">
      <style:text-properties fo:font-variant="normal" fo:text-transform="none" fo:color="#242424" style:font-name="apple-system" fo:font-size="10.5pt" fo:letter-spacing="normal" officeooo:rsid="00519771"/>
    </style:style>
    <style:style style:name="T63"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64"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65"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66" style:family="text">
      <style:text-properties fo:font-variant="normal" fo:text-transform="none" fo:color="#242424" style:font-name="apple-system" fo:font-size="10.5pt" fo:letter-spacing="normal" fo:font-style="italic" fo:font-weight="normal" officeooo:rsid="00393f23" style:font-style-asian="italic" style:font-style-complex="italic"/>
    </style:style>
    <style:style style:name="T67" style:family="text">
      <style:text-properties fo:font-variant="normal" fo:text-transform="none" fo:color="#242424" style:font-name="apple-system" fo:font-size="10.5pt" fo:letter-spacing="normal" fo:font-style="italic" fo:font-weight="normal" officeooo:rsid="003e29af" style:font-style-asian="italic" style:font-style-complex="italic"/>
    </style:style>
    <style:style style:name="T68" style:family="text">
      <style:text-properties fo:font-variant="normal" fo:text-transform="none" fo:color="#242424" style:font-name="apple-system" fo:font-size="10.5pt" fo:letter-spacing="normal" fo:font-style="italic" fo:font-weight="normal" officeooo:rsid="006619fd" style:font-style-asian="italic" style:font-style-complex="italic"/>
    </style:style>
    <style:style style:name="T69" style:family="text">
      <style:text-properties fo:font-variant="normal" fo:text-transform="none" fo:color="#5e6065" style:font-name="Menlo" fo:font-size="10.5pt" fo:letter-spacing="normal" fo:font-style="normal" fo:font-weight="normal" style:font-style-asian="normal" style:font-weight-asian="normal" style:font-style-complex="normal" style:font-weight-complex="normal"/>
    </style:style>
    <style:style style:name="T70" style:family="text">
      <style:text-properties officeooo:rsid="0033711f"/>
    </style:style>
    <style:style style:name="T71" style:family="text">
      <style:text-properties fo:font-weight="bold" style:font-weight-asian="bold" style:font-weight-complex="bold"/>
    </style:style>
    <style:style style:name="T72" style:family="text">
      <style:text-properties officeooo:rsid="0037df03" style:font-weight-asian="normal" style:font-weight-complex="normal"/>
    </style:style>
    <style:style style:name="T73" style:family="text">
      <style:text-properties officeooo:rsid="003b590d"/>
    </style:style>
    <style:style style:name="T74" style:family="text">
      <style:text-properties officeooo:rsid="004b2d40"/>
    </style:style>
    <style:style style:name="T75" style:family="text">
      <style:text-properties officeooo:rsid="005ea3a8"/>
    </style:style>
    <style:style style:name="T76" style:family="text">
      <style:text-properties fo:font-weight="normal" officeooo:rsid="00666b4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8">C</text:span>ommand<text:span text:style-name="T47">s</text:span> line <text:span text:style-name="T47">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text:span text:style-name="T28">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8">This will show the file in the staging area in green colour</text:span></text:p>
      <text:p text:style-name="P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3"><text:span text:style-name="T18">6. </text:span><text:span text:style-name="T6">git log </text:span><text:span text:style-name="T18">This show your commit history and the commit ID.</text:span></text:p>
      <text:p text:style-name="P3"><text:span text:style-name="T18">7. </text:span><text:span text:style-name="T8">git push </text:span><text:span text:style-name="T19">This will now push all the files in the local repository to the cloud repo. That is the remote server (github in this case)</text:span></text:p>
      <text:p text:style-name="P4"><text:span text:style-name="T18">8. </text:span><text:span text:style-name="T6">git difftool HEAD </text:span><text:span text:style-name="T18">this command shows the difference between your local changes and previous version of the file</text:span></text:p>
      <text:p text:style-name="P10"><text:span text:style-name="T18">9. </text:span><text:span text:style-name="T9">git reset HEAD &lt;</text:span><text:span text:style-name="T7">the file name and the extension&gt; </text:span><text:span text:style-name="T20"><text:s/>this command unstage the file.</text:span></text:p>
      <text:p text:style-name="P12"><text:span text:style-name="T20">1</text:span><text:span text:style-name="T18">0. </text:span><text:span text:style-name="T6">git checkout --&lt;file name.extension&gt; </text:span><text:span text:style-name="T18">this command will discard changes in working directory</text:span></text:p>
      <text:p text:style-name="P12"><text:span text:style-name="T18">11. </text:span><text:span text:style-name="T6">git checkout -- . <text:s/></text:span><text:span text:style-name="T18">this command will undo/discard last changes in all the file in your working directory.</text:span></text:p>
      <text:p text:style-name="P13"><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3"><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4"><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4"><text:span text:style-name="T18">15. </text:span><text:span text:style-name="T6">git branch </text:span><text:span text:style-name="T18">this command will list all the branches you have in your repository.</text:span></text:p>
      <text:p text:style-name="P15"><text:span text:style-name="T18">16. </text:span><text:span text:style-name="T6">git branch &lt;name of the branch to be created&gt; </text:span><text:span text:style-name="T18">This command will create a new branch.</text:span></text:p>
      <text:p text:style-name="P15"><text:span text:style-name="T18">17. </text:span><text:span text:style-name="T6">git checkout &lt;branch name&gt; </text:span><text:span text:style-name="T18">This command will change the active branch to the branch name you entered</text:span></text:p>
      <text:p text:style-name="P16"><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7"><text:span text:style-name="T18">19. </text:span><text:span text:style-name="T11">git push –set-upstream origin &lt;the branch name&gt; </text:span><text:span text:style-name="T23">This command will push the branch name you enter into the cloud server repository.</text:span></text:p>
      <text:p text:style-name="P18"><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9"><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8"><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20"><text:span text:style-name="T24">2</text:span><text:span text:style-name="T18">2. </text:span><text:span text:style-name="T6">git show HEAD </text:span><text:span text:style-name="T18">This command will show the details of the last commit in the active branch.</text:span></text:p>
      <text:p text:style-name="P20"><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20"><text:span text:style-name="T18">24. </text:span><text:span text:style-name="T6">git differtool HEAD~2 HEAD~1. </text:span><text:span text:style-name="T18">This command will perform the same function as 23 command</text:span></text:p>
      <text:p text:style-name="P26">25. <text:span text:style-name="T71">git clean -fd. </text:span>This command will remove all false directories waiting to be committed.</text:p>
      <text:p text:style-name="P27">Git </text:p>
      <text:p text:style-name="P28">26. git reset HEAD^ --hard</text:p>
      <text:p text:style-name="P29"><text:span text:style-name="T72">27. </text:span><text:span text:style-name="T56">git rebase --onto origin/master</text:span></text:p>
      <text:p text:style-name="P29"><text:span text:style-name="T57">28. </text:span><text:span text:style-name="T56">git reset HEAD^</text:span></text:p>
      <text:p text:style-name="P29"><text:span text:style-name="T57">29. </text:span><text:span text:style-name="T56">git commit –-amend -</text:span><text:span text:style-name="T58">a</text:span></text:p>
      <text:p text:style-name="P50"><text:span text:style-name="T66">3</text:span><text:span text:style-name="T67">0. git </text:span><text:span text:style-name="T68">reset</text:span><text:span text:style-name="T67"> HEAD^ -- vcc/files/patches</text:span></text:p>
      <text:p text:style-name="P30"><text:soft-page-break/><text:span text:style-name="T59">31. </text:span><text:span text:style-name="T56">git branch –set-upstream-to=origin/master</text:span></text:p>
      <text:p text:style-name="P31"><text:span text:style-name="T56">32. git create-patches This command is used whenever you work on a file inside the tmp unpack repo(after commit you will then run this command, </text:span><text:span text:style-name="T60">NEVER PUSH THIS TYPE OF </text:span><text:span text:style-name="T61">CHANGES TO GERRIT</text:span><text:span text:style-name="T56">) </text:span><text:span text:style-name="T62">After this line then you copy the patche created to vcc/files/patches using cp command for example: </text:span><text:span text:style-name="T61">cp 0035-ARTCSP-37976-Send-driveos-build-variant-to-csp_start.patch ../../vcc/files/patches.</text:span><text:span text:style-name="T63"> After this </text:span><text:span text:style-name="T65"><text:s/>move to the vcc/files/patches to check the patche you add by running </text:span><text:span text:style-name="T61">ls</text:span><text:span text:style-name="T65"> command. </text:span><text:span text:style-name="T63">NOTE: </text:span><text:span text:style-name="T65">If the patche is not the last one on the list you have to rename the file by running </text:span><text:span text:style-name="T61">mv</text:span><text:span text:style-name="T65"> command, for example </text:span><text:span text:style-name="T61">mv 0035-ARTCSP-37976-Send-driveos-build-variant-to-csp_start.patch 0039-ARTCSP-37976-Send-driveos-build-variant-to-csp_start.patch</text:span></text:p>
      <text:p text:style-name="P56">now you can now add, commit and push to master</text:p>
      <text:p text:style-name="P56"/>
      <text:p text:style-name="P32"><text:span text:style-name="T64">Another smart way to push: </text:span><text:span text:style-name="T60">crtl r <text:s/>then git to push </text:span></text:p>
      <text:p text:style-name="P57"/>
      <text:p text:style-name="P58">to merge two patches go to cd tmp/unpack then run</text:p>
      <text:p text:style-name="P57">git rebase -–interactive <text:span text:style-name="T76">then you change the pick to edit (the pick in front of the patch you want to edit. Then you run git log -1 follow by git status. After this you should see that there is a file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57"><text:span text:style-name="T76"/></text:p>
      <text:p text:style-name="P57"/>
      <text:p text:style-name="P57">git rebase --continue</text:p>
      <text:p text:style-name="P59"/>
      <text:p text:style-name="P21"/>
      <text:p text:style-name="P6"><text:span text:style-name="T1">Step by step to clone, </text:span><text:span text:style-name="T3">commit and push (THIS IS IF YOU ARE CLONING, COMMITTING AND PUSHING FOR THE FIRST TIME)</text:span></text:p>
      <text:p text:style-name="P11"><text:span text:style-name="T18">1. git clone &lt;</text:span><text:span text:style-name="T27">url of the repo to clone</text:span><text:span text:style-name="T18">&gt;</text:span></text:p>
      <text:p text:style-name="P21">2. git status</text:p>
      <text:p text:style-name="P21">3. git add &lt;the file name.extension&gt;</text:p>
      <text:p text:style-name="P21">4. git commit -m ‘&lt;commit message&gt;’</text:p>
      <text:p text:style-name="P21">5. git push</text:p>
      <text:p text:style-name="P21"/>
      <text:p text:style-name="P6"><text:span text:style-name="T1">Step by step to </text:span><text:span text:style-name="T3">commit and push (IF THE REPO HAS BEEN CLONED ALREADY)</text:span></text:p>
      <text:p text:style-name="P21">1. git status</text:p>
      <text:p text:style-name="P21">2. git add &lt;the file name.extension&gt;</text:p>
      <text:p text:style-name="P21">3. git commit -m ‘&lt;commit message&gt;’</text:p>
      <text:p text:style-name="P11"><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23">5. git push</text:p>
      <text:p text:style-name="P24"/>
      <text:p text:style-name="P33">Step by step to <text:span text:style-name="T47">commit and push (IF THE REPO HAS BEEN CLONED ALREADY)</text:span></text:p>
      <text:p text:style-name="P22">1. git status</text:p>
      <text:p text:style-name="P22">2. git add &lt;the file name.extension&gt;</text:p>
      <text:p text:style-name="P22">3. git commit –<text:span text:style-name="T70">amend</text:span></text:p>
      <text:p text:style-name="P25">4. git push</text:p>
      <text:p text:style-name="P23"/>
      <text:p text:style-name="P63"><text:span text:style-name="T52">Finally, let's say the app you want to install is not available in the Debian repository, but it is available as a </text:span><text:span text:style-name="Source_20_Text"><text:span text:style-name="T55">.deb</text:span></text:span><text:span text:style-name="T52"> download. You can install it manually using </text:span><text:span text:style-name="Source_20_Text"><text:span text:style-name="T55">dpkg</text:span></text:span><text:span text:style-name="T52">, the system that </text:span><text:span text:style-name="Source_20_Text"><text:span text:style-name="T55">apt</text:span></text:span><text:span text:style-name="T52"> helps manage:</text:span></text:p>
      <text:p text:style-name="P67"><text:span text:style-name="Source_20_Text"><text:span text:style-name="T49">$ sudo dpkg -i app_name.deb</text:span></text:span></text:p>
      <text:p text:style-name="P67"><text:soft-page-break/><text:span text:style-name="Source_20_Text"><text:span text:style-name="T49"/></text:span></text:p>
      <text:p text:style-name="P68"><text:span text:style-name="Source_20_Text"><text:span text:style-name="T50">To find a file from a folder using command line: </text:span></text:span><text:span text:style-name="Source_20_Text"><text:span text:style-name="T53">find . -name libnvsocket.so</text:span></text:span></text:p>
      <text:p text:style-name="P69"><text:span text:style-name="Source_20_Text"><text:span text:style-name="T51">To create another file</text:span></text:span><text:span text:style-name="Source_20_Text"><text:span text:style-name="T54"> touch &lt;the name of the file and the extension&gt;</text:span></text:span></text:p>
      <text:p text:style-name="P68"><text:span text:style-name="Source_20_Text"><text:span text:style-name="T53"/></text:span></text:p>
      <text:p text:style-name="P34">Learning SED command</text:p>
      <text:p text:style-name="P47"><text:span text:style-name="T37">1. </text:span><text:span text:style-name="T13">sed -n ‘/&lt;word you are searching for&gt;/p’ &lt;the file </text:span><text:span text:style-name="T14">directory</text:span><text:span text:style-name="T13">&gt;&gt;</text:span><text:span text:style-name="T37"> This will search for a word and print all the line that have the word. ‘p’ stands for print.</text:span></text:p>
      <text:p text:style-name="P35">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47"><text:span text:style-name="T37">3. </text:span><text:span text:style-name="T13">sed -n ‘/&lt;word you are searching for&gt;$/p’ &lt;the file </text:span><text:span text:style-name="T14">directory</text:span><text:span text:style-name="T13">&gt;&gt; </text:span><text:span text:style-name="T37">This will search for a word and print only the line that have that word at the end. ‘p’ stands for print.</text:span></text:p>
      <text:p text:style-name="P47"><text:span text:style-name="T37">4. </text:span><text:span text:style-name="T13">sed -n ‘/^$/p’ &lt;the file </text:span><text:span text:style-name="T14">directory</text:span><text:span text:style-name="T13">&gt; </text:span><text:span text:style-name="T37">This will search for a empty lines in the file and print only the </text:span><text:span text:style-name="T38">empty </text:span><text:span text:style-name="T37">line</text:span><text:span text:style-name="T38">s</text:span><text:span text:style-name="T37">. ‘p’ stands for print </text:span><text:span text:style-name="T38">and ‘^$’ stand for empty</text:span><text:span text:style-name="T37">.</text:span></text:p>
      <text:p text:style-name="P47"><text:span text:style-name="T37">5. </text:span><text:span text:style-name="T46">sed -n ‘p’ </text:span><text:span text:style-name="T13">&lt;the file </text:span><text:span text:style-name="T14">directory</text:span><text:span text:style-name="T13">&gt; </text:span><text:span text:style-name="T26">This will print all the lines</text:span></text:p>
      <text:p text:style-name="P47"><text:span text:style-name="T26">6. </text:span><text:span text:style-name="T13">sed ‘/^$/</text:span><text:span text:style-name="T14">d</text:span><text:span text:style-name="T13">’ &lt;the file </text:span><text:span text:style-name="T14">directory</text:span><text:span text:style-name="T13">&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text:span><text:span text:style-name="T37">. </text:span><text:span text:style-name="T38">This command will not modify the file it will only delete the empty line and not modify the original file.</text:span></text:p>
      <text:p text:style-name="P47"><text:span text:style-name="T38">7</text:span><text:span text:style-name="T37">.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 and ‘</text:span><text:span text:style-name="T73">i</text:span><text:span text:style-name="T38">’ stand for modify</text:span><text:span text:style-name="T37">. </text:span><text:span text:style-name="T38">This command will modify the original file </text:span><text:span text:style-name="T39">permanently</text:span><text:span text:style-name="T38">.</text:span></text:p>
      <text:p text:style-name="P37"/>
      <text:p text:style-name="P38"/>
      <text:p text:style-name="P45">Learning to download hpa_images and and flashing image on rig</text:p>
      <text:p text:style-name="P8"><text:span text:style-name="T30">N</text:span><text:span text:style-name="T28">ote: to do this run it on terminator terminal so that so can have multiple terminal running concurrently </text:span></text:p>
      <text:p text:style-name="P51"><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55"><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51"><text:span text:style-name="T31">2. </text:span><text:span text:style-name="T28">go to your directory and builds directory</text:span></text:p>
      <text:p text:style-name="P51"><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51"><text:span text:style-name="T28">4. </text:span><text:span text:style-name="T6">sudo tar -xvf hpa_images.tar.gz </text:span><text:span text:style-name="T33">this command will unpack the hpa_images.tar.gz</text:span></text:p>
      <text:p text:style-name="P52"><text:span text:style-name="T28">5. </text:span><text:span text:style-name="T6">sudo minicom -D /dev/ttyUSB_HIA </text:span><text:span text:style-name="T28">this command activate the bootburn connector by first minicoming into the HIA node</text:span></text:p>
      <text:p text:style-name="P7"><text:span text:style-name="T28">Note: </text:span><text:span text:style-name="T36">For Autosar firmware the prompt for HIA will be &gt;GoToHIA otherwise for Nvidia</text:span></text:p>
      <text:p text:style-name="P7"><text:span text:style-name="T36">firmware the prompt will read &gt;Shell to find out if this is HIA or HIB; enter </text:span><text:span text:style-name="T1">version</text:span><text:span text:style-name="T36"> and read</text:span></text:p>
      <text:p text:style-name="P39">the output to determine this.</text:p>
      <text:p text:style-name="P7"><text:span text:style-name="T36">6. </text:span><text:span text:style-name="T40">To put the HIA node in the recovery mode Enter </text:span><text:span text:style-name="T5">tegrarecovery x1 on</text:span><text:span text:style-name="T40"> followed by </text:span><text:span text:style-name="T5">tegrareset x1 </text:span><text:span text:style-name="T40">Exit minicom by pressing ctrl+a followed by q, then select Exit without reset.</text:span></text:p>
      <text:p text:style-name="P36">7. Head into directory release&gt;tools and run the flash.sh script by entering: <text:span text:style-name="T6">sudo ./flash.sh c-sample</text:span> to run the flashing procedure.</text:p>
      <text:p text:style-name="P36">8. When finished head back into the HIA node via minicom, and input t<text:span text:style-name="T6">egrarecovery x1 off</text:span></text:p>
      <text:p text:style-name="P36">followed by <text:span text:style-name="T6">tegrareset x1</text:span></text:p>
      <text:p text:style-name="P36"/>
      <text:p text:style-name="P46">To boot the <text:span text:style-name="T74">image on the rig. Note this have to be done after the image must have been flshed on the rig.</text:span></text:p>
      <text:p text:style-name="P36"/>
      <text:p text:style-name="P54"><text:soft-page-break/><text:span text:style-name="T16">sudo minicom -D /dev/ttyUSB_H</text:span><text:span text:style-name="T17">PA </text:span><text:span text:style-name="T34">then press enter to boot. If booting did not start then try and repeat step 8 above again.</text:span></text:p>
      <text:p text:style-name="P42"/>
      <text:p text:style-name="P41"/>
      <text:p text:style-name="P41"/>
      <text:p text:style-name="P40">docker run -it --rm --privileged --network host conxsir-docker-prod-local.ara-artifactory.volvocars.biz/swut/release:latest /bin/bash </text:p>
      <text:p text:style-name="P40"/>
      <text:p text:style-name="P40">swut test_object_readout -e all -ip 169.254.4.10 </text:p>
      <text:p text:style-name="P40"/>
      <text:p text:style-name="P40">swut send_request -e 1D12 -r 22F12E -ip 169.254.4.10 </text:p>
      <text:p text:style-name="P40"/>
      <text:p text:style-name="P40"/>
      <text:p text:style-name="P53"><text:a xlink:type="simple" xlink:href="https://www.freecodecamp.org/news/programming-naming-conventions-explained/" text:style-name="Internet_20_link" text:visited-style-name="Visited_20_Internet_20_Link"><text:span text:style-name="T34">https://www.freecodecamp.org/news/programming-naming-conventions-explained/</text:span></text:a><text:span text:style-name="T34"> <text:s/></text:span></text:p>
      <text:p text:style-name="P48"><text:a xlink:type="simple" xlink:href="https://juniortoexpert.com/en/naming-convention/" text:style-name="Internet_20_link" text:visited-style-name="Visited_20_Internet_20_Link"><text:span text:style-name="T41">https://juniortoexpert.com/en/naming-convention/</text:span></text:a><text:span text:style-name="T41"> <text:s text:c="2"/></text:span><text:span text:style-name="T42">these</text:span><text:span text:style-name="T43"> site for variable naming.</text:span></text:p>
      <text:p text:style-name="P43"><text:a xlink:type="simple" xlink:href="https://www.unix.com/man-page-collection.php?code=301&amp;os=linux" text:style-name="Internet_20_link" text:visited-style-name="Visited_20_Internet_20_Link">https://www.unix.com/man-page-collection.php?code=301&amp;os=linux</text:a> <text:s/><text:span text:style-name="T75">this for linux man page</text:span></text:p>
      <text:p text:style-name="P66"/>
      <text:p text:style-name="P65"><text:span text:style-name="T35">T</text:span><text:span text:style-name="T28">ESTING COMMUNICATION FROM root to HPA</text:span></text:p>
      <text:p text:style-name="P64"><text:span text:style-name="T43">compile receive for QNX </text:span><text:span text:style-name="T44">(on HPA)</text:span><text:span text:style-name="T43"><text:line-break/>compile "send" for linux </text:span></text:p>
      <text:p text:style-name="P70"> </text:p>
      <text:p text:style-name="P70">on HPA./native_receive -i 198.19.12.1 -p 30490 -m 239.255.0.5 </text:p>
      <text:p text:style-name="P70"> </text:p>
      <text:p text:style-name="P70">on Rig Linux PC<text:line-break/>./native_send -i 198.19.12.2 -r 198.19.12.1 -p 30490 -f 1000 -m 239.255.0.5</text:p>
      <text:p text:style-name="P43"/>
      <text:p text:style-name="P9"><text:span text:style-name="T35">B</text:span><text:span text:style-name="T28">uild hpa_images locally</text:span></text:p>
      <text:p text:style-name="P43">dizzy interact driveos_packaging deliver  --signature-method internal --signature-source local</text:p>
      <text:p text:style-name="P43"/>
      <text:p text:style-name="P44"/>
      <text:p text:style-name="P62"><text:span text:style-name="T43">c</text:span><text:span text:style-name="T36">hmod format </text:span></text:p>
      <table:table table:name="Table1" table:style-name="Table1">
        <table:table-column table:style-name="Table1.A"/>
        <table:table-column table:style-name="Table1.B"/>
        <table:table-column table:style-name="Table1.C"/>
        <table:table-header-rows>
          <table:table-row table:style-name="TableLine94133223687792">
            <table:table-cell table:style-name="Table1.A1" office:value-type="string">
              <text:p text:style-name="Table_20_Heading">Binary</text:p>
            </table:table-cell>
            <table:table-cell table:style-name="Table1.A1" office:value-type="string">
              <text:p text:style-name="Table_20_Heading">Octal</text:p>
            </table:table-cell>
            <table:table-cell table:style-name="Table1.A1" office:value-type="string">
              <text:p text:style-name="Table_20_Heading">Permission</text:p>
            </table:table-cell>
          </table:table-row>
        </table:table-header-rows>
        <table:table-row table:style-name="TableLine94133223663472">
          <table:table-cell table:style-name="Table1.A2" office:value-type="string">
            <text:p text:style-name="Table_20_Contents">000</text:p>
          </table:table-cell>
          <table:table-cell table:style-name="Table1.A2" office:value-type="string">
            <text:p text:style-name="Table_20_Contents">0</text:p>
          </table:table-cell>
          <table:table-cell table:style-name="Table1.A2" office:value-type="string">
            <text:p text:style-name="Table_20_Contents">—</text:p>
          </table:table-cell>
        </table:table-row>
        <table:table-row table:style-name="TableLine94133224764144">
          <table:table-cell table:style-name="Table1.A2" office:value-type="string">
            <text:p text:style-name="Table_20_Contents">001</text:p>
          </table:table-cell>
          <table:table-cell table:style-name="Table1.A2" office:value-type="string">
            <text:p text:style-name="Table_20_Contents">1</text:p>
          </table:table-cell>
          <table:table-cell table:style-name="Table1.A2" office:value-type="string">
            <text:p text:style-name="Table_20_Contents">–x</text:p>
          </table:table-cell>
        </table:table-row>
        <table:table-row table:style-name="TableLine94133227045712">
          <table:table-cell table:style-name="Table1.A2" office:value-type="string">
            <text:p text:style-name="Table_20_Contents">010</text:p>
          </table:table-cell>
          <table:table-cell table:style-name="Table1.A2" office:value-type="string">
            <text:p text:style-name="Table_20_Contents">2</text:p>
          </table:table-cell>
          <table:table-cell table:style-name="Table1.A2" office:value-type="string">
            <text:p text:style-name="Table_20_Contents">-w-</text:p>
          </table:table-cell>
        </table:table-row>
        <table:table-row table:style-name="TableLine94133224603152">
          <table:table-cell table:style-name="Table1.A2" office:value-type="string">
            <text:p text:style-name="Table_20_Contents">011</text:p>
          </table:table-cell>
          <table:table-cell table:style-name="Table1.A2" office:value-type="string">
            <text:p text:style-name="Table_20_Contents">3</text:p>
          </table:table-cell>
          <table:table-cell table:style-name="Table1.A2" office:value-type="string">
            <text:p text:style-name="Table_20_Contents">-wx</text:p>
          </table:table-cell>
        </table:table-row>
        <table:table-row table:style-name="TableLine94133222652256">
          <table:table-cell table:style-name="Table1.A2" office:value-type="string">
            <text:p text:style-name="Table_20_Contents">100</text:p>
          </table:table-cell>
          <table:table-cell table:style-name="Table1.A2" office:value-type="string">
            <text:p text:style-name="Table_20_Contents">4</text:p>
          </table:table-cell>
          <table:table-cell table:style-name="Table1.A2" office:value-type="string">
            <text:p text:style-name="Table_20_Contents">r–</text:p>
          </table:table-cell>
        </table:table-row>
        <table:table-row table:style-name="TableLine94133168389264">
          <table:table-cell table:style-name="Table1.A2" office:value-type="string">
            <text:p text:style-name="Table_20_Contents">101</text:p>
          </table:table-cell>
          <table:table-cell table:style-name="Table1.A2" office:value-type="string">
            <text:p text:style-name="Table_20_Contents">5</text:p>
          </table:table-cell>
          <table:table-cell table:style-name="Table1.A2" office:value-type="string">
            <text:p text:style-name="Table_20_Contents">r-x</text:p>
          </table:table-cell>
        </table:table-row>
        <table:table-row table:style-name="TableLine94133215842048">
          <table:table-cell table:style-name="Table1.A2" office:value-type="string">
            <text:p text:style-name="Table_20_Contents">110</text:p>
          </table:table-cell>
          <table:table-cell table:style-name="Table1.A2" office:value-type="string">
            <text:p text:style-name="Table_20_Contents">6</text:p>
          </table:table-cell>
          <table:table-cell table:style-name="Table1.A2" office:value-type="string">
            <text:p text:style-name="Table_20_Contents">rw-</text:p>
          </table:table-cell>
        </table:table-row>
        <table:table-row table:style-name="TableLine94133242154576">
          <table:table-cell table:style-name="Table1.A2" office:value-type="string">
            <text:p text:style-name="Table_20_Contents">111</text:p>
          </table:table-cell>
          <table:table-cell table:style-name="Table1.A2" office:value-type="string">
            <text:p text:style-name="Table_20_Contents">7</text:p>
          </table:table-cell>
          <table:table-cell table:style-name="Table1.A2" office:value-type="string">
            <text:p text:style-name="Table_20_Contents">rwx</text:p>
          </table:table-cell>
        </table:table-row>
      </table:table>
      <text:p text:style-name="P49"><text:span text:style-name="T43">e.</text:span><text:span text:style-name="T45">g chmod 750 this mean </text:span><text:span text:style-name="T69">- rwx r-x ---</text:span></text:p>
      <text:p text:style-name="P60"/>
      <text:p text:style-name="P61">attitud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liberation mono', 'courier new', monospace"/>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3-08T14:33:52.571468460</dc:date>
    <meta:editing-duration>P13DT1H1M38S</meta:editing-duration>
    <meta:editing-cycles>30</meta:editing-cycles>
    <meta:document-statistic meta:table-count="1" meta:image-count="0" meta:object-count="0" meta:page-count="4" meta:paragraph-count="130" meta:word-count="1768" meta:character-count="11578" meta:non-whitespace-character-count="8600"/>
  </office:meta>
</office:document-meta>
</file>